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erif1" svg:font-family="'DejaVu Serif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outline1">
      <style:graphic-properties fo:min-height="11.93cm"/>
    </style:style>
    <style:style style:name="pr7" style:family="presentation" style:parent-style-name="Abram_27_s_25_20Personal_25_20Noise_25_20Template-notes">
      <style:graphic-properties draw:fill-color="#ffffff" fo:min-height="12.572cm"/>
    </style:style>
    <style:style style:name="P1" style:family="paragraph">
      <style:text-properties style:font-name="Ubuntu Light2" fo:font-size="32pt"/>
    </style:style>
    <style:style style:name="P2" style:family="paragraph">
      <style:text-properties fo:font-size="20pt"/>
    </style:style>
    <style:style style:name="P3" style:family="paragraph">
      <style:text-properties style:font-name="Ubuntu"/>
    </style:style>
    <style:style style:name="P4" style:family="paragraph">
      <style:text-properties style:font-name="Ubuntu Light1"/>
    </style:style>
    <style:style style:name="P5" style:family="paragraph">
      <style:text-properties fo:font-size="26.3999996185303pt"/>
    </style:style>
    <style:style style:name="T1" style:family="text">
      <style:text-properties style:font-name="Ubuntu Light2" fo:font-size="32pt"/>
    </style:style>
    <style:style style:name="T2" style:family="text">
      <style:text-properties style:font-name="Ubuntu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Should I apply for a Masters in CS?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What is a masters in CS?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n advanced technical degree.</text:span></text:p>
              </text:list-item>
              <text:list-item>
                <text:p><text:span text:style-name="T3">Usually a prerequisite for a PhD</text:span></text:p>
              </text:list-item>
              <text:list-item>
                <text:p><text:span text:style-name="T3">Usually a prerequisite for anyone interested in research.</text:span></text:p>
              </text:list-item>
              <text:list-item>
                <text:p><text:span text:style-name="T3">4-6 courses + a thesis about a research project</text:span></text:p>
              </text:list-item>
              <text:list-item>
                <text:p><text:span text:style-name="T3">A thesis is typically a 60+ page document describing research you have done.</text:span></text:p>
                <text:list>
                  <text:list-item>
                    <text:p><text:span text:style-name="T3">In CS it is typically a project, implementation, evaluation and prior work.</text:span></text:p>
                  </text:list-item>
                </text:list>
              </text:list-item>
              <text:list-item>
                <text:p><text:span text:style-name="T3">You pay tuition but we pay you living expenses and tuition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it differ from a PhD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 PhD is the precusor to a full-time career as a researcher.</text:p>
              </text:list-item>
              <text:list-item>
                <text:p>PhD is just for research. If you're not interested in research in that topic, do not get a PhD.</text:p>
              </text:list-item>
              <text:list-item>
                <text:p>PhD is 4+ years. Masters is 1-2+ years</text:p>
              </text:list-item>
              <text:list-item>
                <text:p>PhD can limit future job opportunities but grant access to jobs that require a Ph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benefit of a masters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Higher starting salaries</text:p>
              </text:list-item>
              <text:list-item>
                <text:p>Resume gets higher rank by human resources</text:p>
              </text:list-item>
              <text:list-item>
                <text:p>Certification of expertise in a specific field.</text:p>
              </text:list-item>
              <text:list-item>
                <text:p>Exposure to research – what if you like it? Or what if you don't?</text:p>
              </text:list-item>
              <text:list-item>
                <text:p>Fast-tracking to more managerial positions like project-lead or self-motivated research at an organization.</text:p>
              </text:list-item>
              <text:list-item>
                <text:p>You get paid to take a thesis-based mas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benefit of a thesis-based masters in CS here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anadian Masters are respected graduate degrees. They typically are not cost recovery.</text:p>
              </text:list-item>
              <text:list-item>
                <text:p>Some interaction with Industry – a lot of funding is from industrial sources that require interning at local companies.</text:p>
              </text:list-item>
              <text:list-item>
                <text:p>You will be <text:span text:style-name="T4">paid</text:span>. That's right, a thesis-based masters typically pays ~24k per year w/ ~5k tuition for PR and Canadian students. </text:p>
                <text:list>
                  <text:list-item>
                    <text:p>That's enough for food, rent, and ca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should get a masters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tudents who are interested in expanding their undergrad education.</text:p>
              </text:list-item>
              <text:list-item>
                <text:p>Students who might have missed out on industrial experience and want more experience from school.</text:p>
              </text:list-item>
              <text:list-item>
                <text:p>Students who are considering a PhD.</text:p>
              </text:list-item>
              <text:list-item>
                <text:p>Students who have industrial experience and know they'd rather wait and get experience with cutting edge technology first.</text:p>
              </text:list-item>
              <text:list-item>
                <text:p>Don't get another undergrad degree. Get a master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shouldn't get a masters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tudents who are done with school and totally burned out.</text:p>
                <text:list>
                  <text:list-item>
                    <text:p>You can come back later if your GPA was good enough.</text:p>
                  </text:list-item>
                </text:list>
              </text:list-item>
              <text:list-item>
                <text:p>Students who have a GPA lower than 3.1-3.2 and cannot defend against why that occurred.</text:p>
              </text:list-item>
              <text:list-item>
                <text:p>Students who don't want to.</text:p>
                <text:list>
                  <text:list-item>
                    <text:p>Don't let your family tell you what to do if you don't want to 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ould I study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oftware Engineering</text:p>
                <text:list>
                  <text:list-item>
                    <text:p>How to build better software!</text:p>
                  </text:list-item>
                </text:list>
              </text:list-item>
              <text:list-item>
                <text:p>Machine Learning</text:p>
                <text:list>
                  <text:list-item>
                    <text:p>How to get computers to do pattern matching and data anlysis.</text:p>
                  </text:list-item>
                </text:list>
              </text:list-item>
              <text:list-item>
                <text:p>Computer Vision</text:p>
                <text:list>
                  <text:list-item>
                    <text:p>How to get computers to see!</text:p>
                  </text:list-item>
                </text:list>
              </text:list-item>
              <text:list-item>
                <text:p>Computer Games</text:p>
                <text:list>
                  <text:list-item>
                    <text:p>How to support game developers</text:p>
                  </text:list-item>
                  <text:list-item>
                    <text:p>How to build AI for human games</text:p>
                  </text:list-item>
                </text:list>
              </text:list-item>
              <text:list-item>
                <text:p>Theory</text:p>
                <text:list>
                  <text:list-item>
                    <text:p>How to </text:p>
                  </text:list-item>
                </text:list>
              </text:list-item>
              <text:list-item>
                <text:p>Databases</text:p>
                <text:list>
                  <text:list-item>
                    <text:p>How to store, query amd organize data</text:p>
                  </text:list-item>
                </text:list>
              </text:list-item>
              <text:list-item>
                <text:p>Any course you took + mo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 I need to do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Get some reference letters (3+)</text:p>
              </text:list-item>
              <text:list-item>
                <text:p>Make a CV</text:p>
              </text:list-item>
              <text:list-item>
                <text:p>Apply to the department by January 15 of the year you want to start. </text:p>
              </text:list-item>
              <text:list-item>
                <text:p>Apply for NSERC and AITF scholarships.</text:p>
                <text:list>
                  <text:list-item>
                    <text:p>Get more money – have more flexibility!</text:p>
                  </text:list-item>
                </text:list>
              </text:list-item>
              <text:list-item>
                <text:p>Apply to other schools too!</text:p>
              </text:list-item>
              <text:list-item>
                <text:p>Talk to professor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erif1" svg:font-family="'DejaVu Serif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CE4000009F63CEE4D3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style:font-name="Ubuntu Light1"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style:font-name="Ubuntu Light1"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office:forms form:automatic-focus="false" form:apply-design-mode="false"/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00:01:11.494386528</meta:creation-date>
    <meta:editing-duration>PT1H20M2S</meta:editing-duration>
    <meta:editing-cycles>15</meta:editing-cycles>
    <meta:generator>LibreOffice/4.2.7.2$Linux_X86_64 LibreOffice_project/420m0$Build-2</meta:generator>
    <dc:title>Abram's Personal Noise Template</dc:title>
    <meta:initial-creator>Abram Hindle</meta:initial-creator>
    <dc:date>2015-04-07T14:58:31.370303659</dc:date>
    <dc:creator>Abram Hindle</dc:creator>
    <meta:document-statistic meta:object-count="57"/>
    <meta:template xlink:type="simple" xlink:actuate="onRequest" xlink:title="Abram's Personal Noise Template" xlink:href="../../../.config/libreoffice/4/user/template/Abram's%20Personal%20Noise%20Template.otp" meta:date="2014-01-05T19:57:24"/>
  </office:meta>
</office:document-meta>
</file>